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e" style:family="paragraph">
      <style:text-properties fo:font-weight="bold" style:font-weight-asian="bold"/>
    </style:style>
    <style:style style:name="P3" style:parent-style-name="Paragrafoelenco" style:list-style-name="LFO1" style:family="paragraph"/>
    <style:style style:name="P4" style:parent-style-name="Normale" style:family="paragraph">
      <style:paragraph-properties fo:margin-left="0.4916in">
        <style:tab-stops/>
      </style:paragraph-properties>
    </style:style>
    <style:style style:name="P5" style:parent-style-name="Paragrafoelenco" style:list-style-name="LFO1" style:family="paragraph">
      <style:text-properties fo:language="en" fo:country="GB"/>
    </style:style>
    <style:style style:name="T6" style:parent-style-name="Car.predefinitoparagrafo" style:family="text">
      <style:text-properties fo:language="en" fo:country="GB"/>
    </style:style>
    <style:style style:name="P7" style:parent-style-name="Normale" style:family="paragraph">
      <style:paragraph-properties fo:margin-left="0.4916in" fo:text-indent="0.4916in">
        <style:tab-stops/>
      </style:paragraph-properties>
    </style:style>
    <style:style style:name="P8" style:parent-style-name="Normale" style:family="paragraph">
      <style:paragraph-properties fo:text-indent="0.4916in"/>
    </style:style>
    <style:style style:name="T9" style:parent-style-name="Car.predefinitoparagrafo" style:family="text">
      <style:text-properties fo:language="es" fo:country="CO"/>
    </style:style>
    <style:style style:name="P10" style:parent-style-name="Normale" style:family="paragraph">
      <style:paragraph-properties fo:text-indent="0.4916in"/>
      <style:text-properties fo:language="es" fo:country="CO"/>
    </style:style>
    <style:style style:name="P11" style:parent-style-name="Normale" style:family="paragraph">
      <style:paragraph-properties fo:text-indent="0.4916in"/>
      <style:text-properties fo:language="es" fo:country="CO"/>
    </style:style>
    <style:style style:name="P12" style:parent-style-name="Normale" style:family="paragraph">
      <style:text-properties fo:language="es" fo:country="CO"/>
    </style:style>
    <style:style style:name="P13" style:parent-style-name="Normale" style:family="paragraph">
      <style:text-properties fo:language="es" fo:country="CO"/>
    </style:style>
    <style:style style:name="P14" style:parent-style-name="Normale" style:family="paragraph">
      <style:text-properties fo:language="es" fo:country="CO"/>
    </style:style>
    <style:style style:name="P15" style:parent-style-name="Normale" style:family="paragraph">
      <style:text-properties fo:language="es" fo:country="CO"/>
    </style:style>
    <style:style style:name="P16" style:parent-style-name="Normale" style:family="paragraph">
      <style:text-properties fo:language="es" fo:country="CO"/>
    </style:style>
    <style:style style:name="P17" style:parent-style-name="Normale" style:family="paragraph">
      <style:text-properties fo:language="es" fo:country="CO"/>
    </style:style>
    <style:style style:name="P18" style:parent-style-name="Normale" style:family="paragraph">
      <style:text-properties fo:language="es" fo:country="CO"/>
    </style:style>
    <style:style style:name="P19" style:parent-style-name="Normale" style:family="paragraph">
      <style:paragraph-properties fo:margin-left="0.4916in" fo:text-indent="0.4916in">
        <style:tab-stops/>
      </style:paragraph-properties>
    </style:style>
    <style:style style:name="P20" style:parent-style-name="Paragrafoelenco" style:list-style-name="LFO1" style:family="paragraph"/>
    <style:style style:name="P21" style:parent-style-name="Paragrafoelenco" style:family="paragraph">
      <style:paragraph-properties fo:margin-left="0.9833in">
        <style:tab-stops/>
      </style:paragraph-properties>
    </style:style>
    <style:style style:name="P22" style:parent-style-name="Paragrafoelenco" style:family="paragraph">
      <style:paragraph-properties fo:margin-left="0.9833in">
        <style:tab-stops/>
      </style:paragraph-properties>
    </style:style>
    <style:style style:name="P23" style:parent-style-name="Paragrafoelenco" style:family="paragraph">
      <style:paragraph-properties fo:margin-left="0.9833in">
        <style:tab-stops/>
      </style:paragraph-properties>
    </style:style>
    <style:style style:name="P24" style:parent-style-name="Paragrafoelenco" style:family="paragraph">
      <style:paragraph-properties fo:margin-left="0.9833in">
        <style:tab-stops/>
      </style:paragraph-properties>
    </style:style>
    <style:style style:name="P25" style:parent-style-name="Paragrafoelenco" style:family="paragraph">
      <style:paragraph-properties fo:margin-left="0.9833in">
        <style:tab-stops/>
      </style:paragraph-properties>
    </style:style>
    <style:style style:name="P26" style:parent-style-name="Paragrafoelenco" style:family="paragraph">
      <style:paragraph-properties fo:margin-left="0.9833in">
        <style:tab-stops/>
      </style:paragraph-properties>
    </style:style>
    <style:style style:name="P27" style:parent-style-name="Normale" style:family="paragraph">
      <style:text-properties fo:color="#FF0000"/>
    </style:style>
    <style:style style:name="P28" style:parent-style-name="Paragrafoelenco" style:list-style-name="LFO1" style:family="paragraph">
      <style:text-properties fo:language="en" fo:country="GB"/>
    </style:style>
    <style:style style:name="P29" style:parent-style-name="Normale" style:family="paragraph">
      <style:paragraph-properties fo:margin-left="0.9833in">
        <style:tab-stops/>
      </style:paragraph-properties>
    </style:style>
    <style:style style:name="P30" style:parent-style-name="Normale" style:family="paragraph">
      <style:paragraph-properties fo:margin-left="0.9833in">
        <style:tab-stops/>
      </style:paragraph-properties>
    </style:style>
    <style:style style:name="P31" style:parent-style-name="Normale" style:family="paragraph">
      <style:paragraph-properties fo:margin-bottom="0.0694in" fo:line-height="100%" fo:background-color="#FFFFFF"/>
    </style:style>
    <style:style style:name="T32" style:parent-style-name="Car.predefinitoparagrafo" style:family="text">
      <style:text-properties style:font-name="Segoe UI" style:font-name-asian="Times New Roman" style:font-name-complex="Segoe UI" fo:font-weight="bold" style:font-weight-asian="bold" style:font-weight-complex="bold" fo:color="#1D2125" style:language-asian="it" style:country-asian="IT"/>
    </style:style>
    <style:style style:name="P33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34" style:parent-style-name="Normal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35" style:parent-style-name="Normal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36" style:parent-style-name="Normal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37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38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39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0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1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2" style:parent-style-name="Normale" style:family="paragraph">
      <style:paragraph-properties fo:margin-bottom="0.0694in" fo:line-height="100%" fo:text-indent="0.4916in" fo:background-color="#FFFFFF"/>
      <style:text-properties style:font-name="Segoe UI" style:font-name-asian="Times New Roman" style:font-name-complex="Segoe UI" fo:font-weight="bold" style:font-weight-asian="bold" fo:color="#1D2125" style:language-asian="it" style:country-asian="IT"/>
    </style:style>
    <style:style style:name="P43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font-weight="bold" style:font-weight-asian="bold" fo:color="#1D2125" style:language-asian="it" style:country-asian="IT"/>
    </style:style>
    <style:style style:name="P44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5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6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7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8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49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0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1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2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3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4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5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font-weight="bold" style:font-weight-asian="bold" fo:color="#1D2125" style:language-asian="it" style:country-asian="IT"/>
    </style:style>
    <style:style style:name="P56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7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8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59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0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1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2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3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4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5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6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7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8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69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70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71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72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73" style:parent-style-name="Normale" style:family="paragraph">
      <style:paragraph-properties fo:margin-bottom="0.0694in" fo:line-height="100%" fo:background-color="#FFFFFF"/>
    </style:style>
    <style:style style:name="T74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T75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T76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T77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T78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T79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P80" style:parent-style-name="Paragrafoelenco" style:family="paragraph">
      <style:paragraph-properties fo:margin-bottom="0.0694in" fo:line-height="100%" fo:text-indent="0.4833in" fo:background-color="#FFFFFF"/>
    </style:style>
    <style:style style:name="T81" style:parent-style-name="Car.predefinitoparagrafo" style:family="text">
      <style:text-properties style:font-name="Segoe UI" style:font-name-complex="Segoe UI" fo:font-weight="bold" style:font-weight-asian="bold" fo:color="#1D2125" fo:background-color="#FFFFFF"/>
    </style:style>
    <style:style style:name="T82" style:parent-style-name="Car.predefinitoparagrafo" style:family="text">
      <style:text-properties style:font-name="Segoe UI" style:font-name-complex="Segoe UI" fo:font-weight="bold" style:font-weight-asian="bold" fo:color="#1D2125" fo:background-color="#FFFFFF"/>
    </style:style>
    <style:style style:name="T83" style:parent-style-name="Car.predefinitoparagrafo" style:family="text">
      <style:text-properties style:font-name="Segoe UI" style:font-name-complex="Segoe UI" fo:color="#1D2125" fo:background-color="#FFFFFF"/>
    </style:style>
    <style:style style:name="T84" style:parent-style-name="Car.predefinitoparagrafo" style:family="text">
      <style:text-properties style:font-name="Segoe UI" style:font-name-complex="Segoe UI" fo:color="#1D2125" fo:background-color="#FFFFFF"/>
    </style:style>
    <style:style style:name="T85" style:parent-style-name="Car.predefinitoparagrafo" style:family="text">
      <style:text-properties style:font-name="Segoe UI" style:font-name-complex="Segoe UI" fo:color="#1D2125" fo:background-color="#FFFFFF"/>
    </style:style>
    <style:style style:name="T86" style:parent-style-name="Car.predefinitoparagrafo" style:family="text">
      <style:text-properties style:font-name="Segoe UI" style:font-name-complex="Segoe UI" fo:color="#1D2125" fo:background-color="#FFFFFF"/>
    </style:style>
    <style:style style:name="T87" style:parent-style-name="Car.predefinitoparagrafo" style:family="text">
      <style:text-properties style:font-name="Segoe UI" style:font-name-complex="Segoe UI" fo:color="#1D2125" fo:background-color="#FFFFFF"/>
    </style:style>
    <style:style style:name="P88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89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90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91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92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3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4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5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6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7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8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99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/>
    </style:style>
    <style:style style:name="P100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101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102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103" style:parent-style-name="Normale" style:family="paragraph">
      <style:paragraph-properties fo:margin-bottom="0.0694in" fo:line-height="100%" fo:background-color="#FFFFFF"/>
      <style:text-properties style:font-name="Segoe UI" style:font-name-complex="Segoe UI" fo:color="#1D2125" fo:background-color="#FFFFFF" fo:language="en" fo:country="GB"/>
    </style:style>
    <style:style style:name="P104" style:parent-style-name="Normale" style:family="paragraph">
      <style:paragraph-properties fo:margin-bottom="0.0694in" fo:line-height="100%" fo:background-color="#FFFFFF"/>
    </style:style>
    <style:style style:name="T105" style:parent-style-name="Car.predefinitoparagrafo" style:family="text">
      <style:text-properties style:font-name="Segoe UI" style:font-name-complex="Segoe UI" fo:color="#1D2125" fo:background-color="#FFFFFF" fo:language="en" fo:country="GB"/>
    </style:style>
    <style:style style:name="P106" style:parent-style-name="Normale" style:family="paragraph">
      <style:paragraph-properties fo:margin-bottom="0.0694in" fo:line-height="100%" fo:background-color="#FFFFFF"/>
    </style:style>
    <style:style style:name="P107" style:parent-style-name="Normale" style:family="paragraph">
      <style:paragraph-properties fo:margin-bottom="0.0694in" fo:line-height="100%" fo:margin-left="0.25in" fo:background-color="#FFFFFF">
        <style:tab-stops/>
      </style:paragraph-properties>
    </style:style>
    <style:style style:name="P108" style:parent-style-name="Normale" style:family="paragraph">
      <style:paragraph-properties fo:margin-bottom="0.0694in" fo:line-height="100%" fo:background-color="#FFFFFF"/>
    </style:style>
    <style:style style:name="P109" style:parent-style-name="Normale" style:family="paragraph">
      <style:paragraph-properties fo:margin-bottom="0.0694in" fo:line-height="100%" fo:background-color="#FFFFFF"/>
    </style:style>
    <style:style style:name="P110" style:parent-style-name="Paragrafoelenco" style:family="paragraph">
      <style:paragraph-properties fo:margin-bottom="0.0694in" fo:line-height="100%" fo:text-indent="0.4833in" fo:background-color="#FFFFFF"/>
      <style:text-properties style:font-name="Segoe UI" style:font-name-complex="Segoe UI" fo:color="#1D2125" fo:background-color="#FFFFFF"/>
    </style:style>
    <style:style style:name="P111" style:parent-style-name="Paragrafoelenco" style:family="paragraph">
      <style:paragraph-properties fo:margin-bottom="0.0694in" fo:line-height="100%" fo:text-indent="0.4833in" fo:background-color="#FFFFFF"/>
      <style:text-properties style:font-name="Segoe UI" style:font-name-complex="Segoe UI" fo:color="#1D2125" fo:background-color="#FFFFFF"/>
    </style:style>
    <style:style style:name="P112" style:parent-style-name="Paragrafoelenco" style:family="paragraph">
      <style:paragraph-properties fo:margin-bottom="0.0694in" fo:line-height="100%" fo:text-indent="0.4833in" fo:background-color="#FFFFFF"/>
      <style:text-properties style:font-name="Segoe UI" style:font-name-complex="Segoe UI" fo:color="#1D2125" fo:background-color="#FFFFFF"/>
    </style:style>
    <style:style style:name="P113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114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115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116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117" style:parent-style-name="Normale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D2125" style:language-asian="it" style:country-asian="IT"/>
    </style:style>
    <style:style style:name="P118" style:parent-style-name="Normale" style:family="paragraph">
      <style:paragraph-properties fo:margin-left="0.9833in">
        <style:tab-stops/>
      </style:paragraph-properties>
    </style:style>
    <style:style style:name="P119" style:parent-style-name="Paragrafoelenco" style:family="paragraph">
      <style:paragraph-properties fo:margin-left="0.9833in">
        <style:tab-stops/>
      </style:paragraph-properties>
    </style:style>
  </office:automatic-styles>
  <office:body>
    <office:text text:use-soft-page-breaks="true">
      <text:p text:style-name="P1">Esercizio N. 15</text:p>
      <text:p text:style-name="P2">Output</text:p>
      <text:p text:style-name="Normale"/>
      <text:p text:style-name="Normale">n = 8</text:p>
      <text:p text:style-name="Normale"/>
      <text:p text:style-name="Normale">Faccio la verifica se il numero è pari</text:p>
      <text:p text:style-name="Normale"/>
      <text:list text:style-name="LFO1" text:continue-numbering="true">
        <text:list-item>
          <text:p text:style-name="P3">n % = 1 == 0</text:p>
        </text:list-item>
      </text:list>
      <text:p text:style-name="P4">yes<text:s/></text:p>
      <text:list text:style-name="LFO1" text:continue-numbering="true">
        <text:list-item>
          <text:p text:style-name="P5">n &gt;= 1 and 100</text:p>
        </text:list-item>
      </text:list>
      <text:p text:style-name="Normale"><text:span text:style-name="T6"><text:tab/></text:span>yes:<text:s/></text:p>
      <text:p text:style-name="P7">somma = (numeri pari tra 1 e 8)<text:s/></text:p>
      <text:p text:style-name="P8"><text:tab/><text:tab/><text:span text:style-name="T9">1 % 2 == 0 (f)<text:s/></text:span></text:p>
      <text:p text:style-name="P10"><text:tab/><text:tab/>2 % 2 == 0 (t)</text:p>
      <text:p text:style-name="P11"><text:tab/><text:tab/>3 %<text:s/>3 == 0 (f)</text:p>
      <text:p text:style-name="P12"><text:tab/><text:tab/><text:tab/>4 % 2 == 0 (y)</text:p>
      <text:p text:style-name="P13"><text:tab/><text:tab/><text:tab/>5 % 2 == 0 (n)</text:p>
      <text:p text:style-name="P14"><text:tab/><text:tab/><text:tab/>6 % 2 == 0 (y)</text:p>
      <text:p text:style-name="P15"><text:tab/><text:tab/><text:tab/>7 % 2 == 0 (n)</text:p>
      <text:p text:style-name="P16"><text:tab/><text:tab/><text:tab/>8 % 2 == 0 (y)</text:p>
      <text:p text:style-name="P17"/>
      <text:p text:style-name="P18"><text:tab/><text:tab/>somma = 2 + 4 + 6 + 8</text:p>
      <text:p text:style-name="P19">somma = 20</text:p>
      <text:list text:style-name="LFO1" text:continue-numbering="true">
        <text:list-item>
          <text:p text:style-name="P20">n &lt; = 0</text:p>
        </text:list-item>
      </text:list>
      <text:p text:style-name="P21">no:</text:p>
      <text:p text:style-name="P22"><text:tab/>somma = (numeri dispari tra 1 e 8)</text:p>
      <text:p text:style-name="P23"><text:tab/></text:p>
      <text:p text:style-name="P24"><text:tab/>somma = 1 + 3 + 5 + 7<text:s/></text:p>
      <text:p text:style-name="P25"/>
      <text:p text:style-name="P26"><text:tab/>somma = 17</text:p>
      <text:p text:style-name="P27">n = -3<text:s/></text:p>
      <text:list text:style-name="LFO1" text:continue-numbering="true">
        <text:list-item>
          <text:p text:style-name="P28">n &gt;= 1 and 100</text:p>
        </text:list-item>
      </text:list>
      <text:p text:style-name="P29">si</text:p>
      <text:p text:style-name="P30"><text:tab/>Errore</text:p>
      <text:p text:style-name="Normale"/>
      <text:p text:style-name="Normale">Variabili</text:p>
      <text:p text:style-name="Normale"/>
      <text:p text:style-name="Normale">n = per numero</text:p>
      <text:p text:style-name="Normale">cont_pari<text:s/></text:p>
      <text:p text:style-name="Normale">somma_pari =<text:s/></text:p>
      <text:p text:style-name="Normale">somma dispari =<text:s/></text:p>
      <text:p text:style-name="Normale">cont_dispari =<text:s/></text:p>
      <text:p text:style-name="Normale"/>
      <text:p text:style-name="P31"><text:span text:style-name="T32">16. Filtrare e classificare i numeri</text:span></text:p>
      <text:p text:style-name="P33">Progettare un algoritmo che consenta all’utente di inserire 10 numeri interi.<text:line-break/>L'algoritmo deve:</text:p>
      <text:list text:style-name="LFO2" text:continue-numbering="true">
        <text:list-item>
          <text:p text:style-name="P34">contare quanti numeri sono<text:s/>positivi e quanti sono negativi,</text:p>
        </text:list-item>
        <text:list-item>
          <text:p text:style-name="P35">verificare quanti numeri positivi sono pari e maggiori di 20,</text:p>
        </text:list-item>
        <text:list-item>
          <text:p text:style-name="P36">verificare quanti numeri negativi sono dispari o minori di -10.</text:p>
        </text:list-item>
      </text:list>
      <text:p text:style-name="P37">Mostrare in output i conteggi distinti per ogni categoria.</text:p>
      <text:p text:style-name="P38"/>
      <text:p text:style-name="P39">Output</text:p>
      <text:p text:style-name="P40">Numeri = 4, -6, 8, 9, -15, 18,<text:s/>-25, 45, 50, 10</text:p>
      <text:p text:style-name="P41">Numeri % 1 ==0<text:s/></text:p>
      <text:p text:style-name="P42">Yes<text:s/></text:p>
      <text:p text:style-name="P43">Numeri &gt; 0</text:p>
      <text:p text:style-name="P44">Num_positivi = 4, 8, 9, 18, 45, 50, 10</text:p>
      <text:p text:style-name="P45"><text:tab/>Num_positiv % 2 == 0 and &gt; 20<text:s/></text:p>
      <text:p text:style-name="P46"><text:tab/><text:tab/>Num_positivi_pari = 0</text:p>
      <text:p text:style-name="P47">Num_negativi = -6, -15, -25</text:p>
      <text:p text:style-name="P48"><text:tab/>Num_negativi % 3 == 0 and &lt; -10<text:s/></text:p>
      <text:p text:style-name="P49"><text:tab/></text:p>
      <text:p text:style-name="P50"/>
      <text:p text:style-name="P51"/>
      <text:p text:style-name="P52">Num_pari_&gt;20 =<text:s/></text:p>
      <text:p text:style-name="P53">Num_negati</text:p>
      <text:p text:style-name="P54"/>
      <text:p text:style-name="P55">17. Sistema di<text:s/>gestione delle temperature</text:p>
      <text:p text:style-name="P56"/>
      <text:p text:style-name="P57">Giorno 1 : 25</text:p>
      <text:p text:style-name="P58">Giorno<text:s/>2: 10</text:p>
      <text:p text:style-name="P59">Giorno 3: 13</text:p>
      <text:p text:style-name="P60">Giorno 4: -17</text:p>
      <text:p text:style-name="P61">AT</text:p>
      <text:p text:style-name="P62">Giorno 5: 0</text:p>
      <text:p text:style-name="P63">AT</text:p>
      <text:p text:style-name="P64">Giorno 6: -6</text:p>
      <text:p text:style-name="P65">AT</text:p>
      <text:p text:style-name="P66">Giorno 7: 50</text:p>
      <text:p text:style-name="P67">AT</text:p>
      <text:p text:style-name="P68"/>
      <text:p text:style-name="P69">media_temperatura = 33, 25, 0, 18, -5 10, -10 / 7<text:s/><text:s/>= 10,14 (float)</text:p>
      <text:p text:style-name="P70"/>
      <text:p text:style-name="P71"/>
      <text:p text:style-name="P72"/>
      <text:p text:style-name="P73"><text:span text:style-name="T74">if temperature &gt;</text:span><text:span text:style-name="T75"><text:s/>= 10</text:span><text:span text:style-name="T76"><text:s/>and temperature</text:span><text:span text:style-name="T77"><text:s/>&lt;= 30</text:span><text:span text:style-name="T78">:</text:span><text:span text:style-name="T79"><text:s/></text:span></text:p>
      <text:p text:style-name="P80"><text:span text:style-name="T81">y</text:span><text:span text:style-name="T82">es=</text:span><text:span text:style-name="T83"><text:s/></text:span><text:span text:style-name="T84">print(</text:span><text:span text:style-name="T85">“Temperatura nella norma”</text:span><text:span text:style-name="T86">)</text:span><text:span text:style-name="T87"><text:s/></text:span></text:p>
      <text:p text:style-name="P88"/>
      <text:p text:style-name="P89">if temperature &gt;<text:s/>35 or<text:s/>temperature<text:s/>&lt; 5:</text:p>
      <text:p text:style-name="P90"><text:tab/><text:tab/>yes<text:s/>print(“Allerta temperatura”)</text:p>
      <text:p text:style-name="P91"/>
      <text:p text:style-name="P92">­print(media temperatura)</text:p>
      <text:p text:style-name="P93">Temperatura piu alta:<text:s/></text:p>
      <text:p text:style-name="P94"/>
      <text:p text:style-name="P95">Variabili:</text:p>
      <text:p text:style-name="P96"/>
      <text:p text:style-name="P97">Media_temperatura:</text:p>
      <text:p text:style-name="P98"/>
      <text:p text:style-name="P99">Giorno settimana:</text:p>
      <text:p text:style-name="P100">Temperature</text:p>
      <text:p text:style-name="P101"/>
      <text:p text:style-name="P102">Temperatura_piu alta=<text:s/></text:p>
      <text:p text:style-name="P103">Temperature_piu_bassa =<text:s/></text:p>
      <text:p text:style-name="P104"><text:span text:style-name="T105"><text:s/></text:span></text:p>
      <text:p text:style-name="P106"/>
      <text:p text:style-name="P107"/>
      <text:p text:style-name="P108">­­­­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Normale"/>
      <text:p text:style-name="P118"/>
      <text:p text:style-name="P119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tza</meta:initial-creator>
    <dc:creator>Maritza</dc:creator>
    <meta:creation-date>2025-01-31T13:33:00Z</meta:creation-date>
    <dc:date>2025-02-04T12:57:00Z</dc:date>
    <meta:template xlink:href="Normal.dotm" xlink:type="simple"/>
    <meta:editing-cycles>6</meta:editing-cycles>
    <meta:editing-duration>PT29760S</meta:editing-duration>
    <meta:document-statistic meta:page-count="1" meta:paragraph-count="3" meta:word-count="260" meta:character-count="1743" meta:row-count="12" meta:non-whitespace-character-count="1486"/>
  </office:meta>
</office:document-meta>
</file>